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f553" officeooo:paragraph-rsid="001bf553"/>
    </style:style>
    <style:style style:name="P2" style:family="paragraph" style:parent-style-name="Standard">
      <style:paragraph-properties fo:margin-left="0cm" fo:margin-right="0cm" fo:margin-top="0cm" fo:margin-bottom="0cm" loext:contextual-spacing="false" fo:line-height="108%" fo:text-indent="0cm" style:auto-text-indent="false"/>
      <style:text-properties fo:color="#c5000b" fo:font-size="10pt" officeooo:rsid="00713cb9" officeooo:paragraph-rsid="001bf553" style:font-size-asian="8.75pt" style:font-size-complex="10pt"/>
    </style:style>
    <style:style style:name="P3" style:family="paragraph" style:parent-style-name="Standard">
      <style:paragraph-properties fo:margin-left="0cm" fo:margin-right="0cm" fo:margin-top="0cm" fo:margin-bottom="1cm" loext:contextual-spacing="false" fo:line-height="108%" fo:text-indent="0cm" style:auto-text-indent="false"/>
      <style:text-properties fo:color="#c5000b" fo:font-size="10pt" officeooo:rsid="00782e70" officeooo:paragraph-rsid="001bf553" style:font-size-asian="8.75pt" style:font-size-complex="10pt"/>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officeooo:paragraph-rsid="0024ee2d"/>
    </style:style>
    <style:style style:name="T1" style:family="text">
      <style:text-properties officeooo:rsid="001bf553"/>
    </style:style>
    <style:style style:name="T2" style:family="text">
      <style:text-properties fo:font-size="10pt" style:font-size-asian="10pt" style:font-size-complex="10pt"/>
    </style:style>
    <style:style style:name="T3" style:family="text">
      <style:text-properties fo:font-size="10pt" officeooo:rsid="0021184b" style:font-size-asian="10pt" style:font-size-complex="10pt"/>
    </style:style>
    <style:style style:name="T4" style:family="text">
      <style:text-properties fo:font-size="10pt" officeooo:rsid="0024ee2d" style:font-size-asian="10pt" style:font-size-complex="10pt"/>
    </style:style>
    <style:style style:name="T5" style:family="text">
      <style:text-properties officeooo:rsid="00239ca2"/>
    </style:style>
    <style:style style:name="T6" style:family="text">
      <style:text-properties officeooo:rsid="0024ee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duction française non-officielle par Yrelay / Un-official French translation by Yrelay</text:p>
      <text:p text:style-name="P3"><text:a xlink:type="simple" xlink:href="http://ec2.mgateway.com/ewd/ws/index.html" text:style-name="Internet_20_link" text:visited-style-name="Visited_20_Internet_20_Link"><text:span text:style-name="T1">http://ec2.mgateway.com/ewd/ws/index.html</text:span></text:a></text:p>
      <text:h text:style-name="Heading_20_1" text:outline-level="1">Développements M/Gateway</text:h>
      <text:h text:style-name="Heading_20_2" text:outline-level="2">EWD 3</text:h>
      <text:p text:style-name="P4">EWD 3 est la nouvelle génération de produits libres de M/Développements Gateway, basée sur l'Open Source Node.js.</text:p>
      <text:p text:style-name="P4">Il se compose d'une suite <text:span text:style-name="T5">de </text:span>modules/composants Node.js liés entre eux qui peuvent être utilisés pour construire de nombreuses solutions pour les besoins des applications d'aujourd'hui.</text:p>
      <text:p text:style-name="Text_20_body"><text:span text:style-name="T2">Le module de base de la suite EWD 3 est nommé </text:span><text:a xlink:type="simple" xlink:href="https://github.com/robtweed/ewd-qoper8" text:style-name="Internet_20_link" text:visited-style-name="Visited_20_Internet_20_Link"><text:span text:style-name="T2">ewd-qoper8</text:span></text:a><text:span text:style-name="T2">. Il fournit un message de file d'attente de haute performance pour Node.js, qui peut être utilisé avec d'autres modules de EWD 3, ou avec d'autres modules Node.js tiers.</text:span></text:p>
      <text:p text:style-name="P4">Après l'intégration avec Express, d'autres modules EWD 3 accèdent aux connexions des bases de données et <text:span text:style-name="T6">de </text:span>la gestion des sessions.</text:p>
      <text:p text:style-name="Text_20_body"><text:span text:style-name="T2">Un autre module EWD 3 - </text:span><text:a xlink:type="simple" xlink:href="https://github.com/robtweed/ewd-document-store" text:style-name="Internet_20_link" text:visited-style-name="Visited_20_Internet_20_Link"><text:span text:style-name="T2">ewd-document-store</text:span></text:a><text:span text:style-name="T2">. - Extrait depuis les bases de données </text:span><text:a xlink:type="simple" xlink:href="http://www.intersystems.com/cache" text:style-name="Internet_20_link" text:visited-style-name="Visited_20_Internet_20_Link"><text:span text:style-name="T2">Caché</text:span></text:a><text:span text:style-name="T2"> et </text:span><text:a xlink:type="simple" xlink:href="http://www.fisglobal.com/products-technologyplatforms-gtm" text:style-name="Internet_20_link" text:visited-style-name="Visited_20_Internet_20_Link"><text:span text:style-name="T2">GT.M</text:span></text:a><text:span text:style-name="T2"> les objets persistants JavaScript et une base de données de valeurs fines et uniques.</text:span></text:p>
      <text:h text:style-name="Heading_20_2" text:outline-level="2">Solutions pré-construites</text:h>
      <text:p text:style-name="P5"><text:span text:style-name="T2">Pour la plupart des gens, le module </text:span><text:a xlink:type="simple" xlink:href="https://github.com/robtweed/ewd-xpress" text:style-name="Internet_20_link" text:visited-style-name="Visited_20_Internet_20_Link"><text:span text:style-name="T2">ewd-xpress</text:span></text:a><text:span text:style-name="T2"> permettra de traiter la plupart des besoins, si ce n'est pas tous. Il s'agit d'une </text:span><text:span text:style-name="T3">plate-forme</text:span><text:span text:style-name="T2"> pré-construite, réalisée à partir des modules EWD 3, qui fournit un environnement d' exécution pour les applications mobiles modernes, basés sur JavaScript et sur un navigateur. ewd-xpress peut être très rapidement et facilement étendu aux supports Web et </text:span><text:span text:style-name="T4">aux </text:span><text:span text:style-name="T2">services REST.</text:span></text:p>
      <text:p text:style-name="Text_20_body"><text:a xlink:type="simple" xlink:href="https://github.com/robtweed/ewd-feder8" text:style-name="Internet_20_link" text:visited-style-name="Visited_20_Internet_20_Link"><text:span text:style-name="T2">ewd-feder8</text:span></text:a><text:span text:style-name="T2"> est un autre module pré-construit, également réalisé à partir des modules EWD 3, </text:span><text:span text:style-name="T4">il</text:span><text:span text:style-name="T2"> agit comme une plate-forme d'intégration légère, mais puissant</text:span><text:span text:style-name="T4">e</text:span><text:span text:style-name="T2">, ce qui permet des ensembles de serveurs REST et de service Web distants afin d' être fédéré et leur comportement orchestré selon vos besoins individuels.</text:span></text:p>
      <text:p text:style-name="Text_20_body"><text:span text:style-name="T2">Pour toute personne intéressée par le ministère américain des affaires électroniques de la santé des anciens combattants (EHR) connu sous le nom VistA, un troisième module pré-construit - </text:span><text:a xlink:type="simple" xlink:href="https://github.com/robtweed/ewd-qoper8-vistarpc" text:style-name="Internet_20_link" text:visited-style-name="Visited_20_Internet_20_Link"><text:span text:style-name="T2">ewd-qoper8-vistarpc</text:span></text:a><text:span text:style-name="T2"> - fournit une haute performance et de haute sécurité plate-forme simple à utiliser, pour exposer les RPCs VISTA </text:span><text:span text:style-name="T4">d</text:span><text:span text:style-name="T2">es services REST. Il constitue la base idéale pour la modernisation du VistA DSE.</text:span></text:p>
      <text:p text:style-name="P4">Les modules EWD 3 fonctionneront avec la plupart des bases de données et frameworks JavaScript.</text:p>
      <text:p text:style-name="Text_20_body"><text:span text:style-name="T2">Si vous utilisez déjà les bases de données </text:span><text:a xlink:type="simple" xlink:href="http://www.intersystems.com/cache" text:style-name="Internet_20_link" text:visited-style-name="Visited_20_Internet_20_Link"><text:span text:style-name="T2">Caché</text:span></text:a><text:span text:style-name="T2"> ou </text:span><text:a xlink:type="simple" xlink:href="http://www.fisglobal.com/products-technologyplatforms-gtm" text:style-name="Internet_20_link" text:visited-style-name="Visited_20_Internet_20_Link"><text:span text:style-name="T2">GT.M</text:span></text:a><text:span text:style-name="T2">, vous verrez que EWD 3, en particulier </text:span><text:a xlink:type="simple" xlink:href="https://github.com/robtweed/ewd-xpress" text:style-name="Internet_20_link" text:visited-style-name="Visited_20_Internet_20_Link"><text:span text:style-name="T2">ewd-xpress</text:span></text:a><text:span text:style-name="T2"> vous permettra d'appliquer toutes les dernières technologies et des solutions de développement pour vos applications. Il est déjà établi comme le cadre pour l'intégration de ces bases de données avec Node.js.</text:span></text:p>
      <text:h text:style-name="Heading_20_2" text:outline-level="2">Commencer !</text:h>
      <text:p text:style-name="P1"/>
      <text:p text:style-name="P4">La façon la plus rapide pour commencer est de prendre le cours de formation EWD 3, il s'agit d'un ensemble de diapositives de présentation que vous <text:span text:style-name="T6">parcourrez</text:span> à travers tous les aspects de l'utilisation de la suite de modules EWD 3. Il est gratuit et vous pouvez vous entraîner à l'utilisation de cette nouvelle et puissante suite de modules selon vos disponibilités et à votre propre rythme.</text:p>
      <text:p text:style-name="Text_20_body"><text:span text:style-name="T2">Il suffit de </text:span><text:a xlink:type="simple" xlink:href="http://www.slideshare.net/robtweed/" text:style-name="Internet_20_link" text:visited-style-name="Visited_20_Internet_20_Link"><text:span text:style-name="T2">cliquer ici</text:span></text:a><text:span text:style-name="T2"> pour commenc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mid </meta:initial-creator>
    <meta:creation-date>2016-11-05T09:57:58.807032063</meta:creation-date>
    <meta:generator>LibreOffice/4.3.3.2$Linux_X86_64 LibreOffice_project/430m0$Build-2</meta:generator>
    <dc:date>2016-11-19T08:19:04.827000412</dc:date>
    <dc:creator>hamid </dc:creator>
    <meta:editing-duration>PT28M16S</meta:editing-duration>
    <meta:editing-cycles>8</meta:editing-cycles>
    <meta:document-statistic meta:table-count="0" meta:image-count="0" meta:object-count="0" meta:page-count="1" meta:paragraph-count="18" meta:word-count="469" meta:character-count="3006" meta:non-whitespace-character-count="2555"/>
  </office:meta>
</office:document-meta>
</file>